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ourceInbox.sa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ourceInbox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ourceInbox.buildXm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mlSourceInbox.getUs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ourceInbox.getSourceU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ourceInbox.mess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ourceInbox.remove( Inbox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ourceInbox.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ourceInbox.add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ourceInbox.getGroup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ourceInbox.getMessage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ourceInbox.XmlSourceInbox( ServiceManager manager ,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ourceInbox.load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6">
            <text:p text:style-name="Table_20_Contents"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